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reDefinedVariables" style:family="table">
      <style:table-properties style:width="6.9271in" fo:margin-left="0in" fo:margin-right="-0.0021in" table:align="margins"/>
    </style:style>
    <style:style style:name="PreDefinedVariables.A" style:family="table-column">
      <style:table-column-properties style:column-width="1.5729in" style:rel-column-width="2265*"/>
    </style:style>
    <style:style style:name="PreDefinedVariables.B" style:family="table-column">
      <style:table-column-properties style:column-width="5.3542in" style:rel-column-width="7710*"/>
    </style:style>
    <style:style style:name="PreDefinedVariable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PreDefinedVariables.B1" style:family="table-cell">
      <style:table-cell-properties fo:padding="0.0382in" fo:border="0.0007in solid #000000"/>
    </style:style>
    <style:style style:name="PreDefinedVariables.A2" style:family="table-cell">
      <style:table-cell-properties fo:padding="0.0382in" fo:border-left="0.0007in solid #000000" fo:border-right="none" fo:border-top="none" fo:border-bottom="0.0007in solid #000000"/>
    </style:style>
    <style:style style:name="PreDefinedVariable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32pt" fo:font-weight="bold" style:font-size-asian="32pt" style:font-weight-asian="bold" style:font-size-complex="32pt" style:font-weight-complex="bold"/>
    </style:style>
    <style:style style:name="P3" style:family="paragraph" style:parent-style-name="Text_20_body">
      <style:paragraph-properties fo:background-color="transparent">
        <style:background-image/>
      </style:paragraph-properties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" style:family="paragraph" style:parent-style-name="Heading_20_1">
      <style:text-properties fo:font-weight="bold" style:font-weight-asian="bold" style:font-weight-complex="bold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9" style:family="paragraph" style:parent-style-name="Heading_20_2">
      <style:text-properties fo:font-weight="normal" style:font-weight-asian="normal" style:font-weight-complex="normal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fo:font-weight="normal" style:font-weight-asian="normal" style:font-weight-complex="normal"/>
    </style:style>
    <style:style style:name="P12" style:family="paragraph" style:parent-style-name="Text_20_body">
      <style:text-properties style:font-name="Courier New" fo:background-color="#eeeeee"/>
    </style:style>
    <style:style style:name="P13" style:family="paragraph" style:parent-style-name="Text_20_body">
      <style:paragraph-properties fo:background-color="#eeeeee">
        <style:background-image/>
      </style:paragraph-properties>
      <style:text-properties style:font-name="Courier New" fo:font-weight="normal" fo:background-color="transparent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transparent"/>
    </style:style>
    <style:style style:name="T5" style:family="text">
      <style:text-properties style:font-name="Courier New" fo:background-color="#eeeeee"/>
    </style:style>
    <style:style style:name="T6" style:family="text">
      <style:text-properties style:font-name="Courier New" fo:font-weight="normal" fo:background-color="#eeeeee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rd Maker JavaScript Translator (Experimental)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">Introduction<text:tab/>2</text:p>
          <text:p text:style-name="P10">Critical<text:tab/>2</text:p>
          <text:p text:style-name="P10">Reference Files<text:tab/>2</text:p>
          <text:p text:style-name="P5">Plain Strings<text:tab/>2</text:p>
          <text:p text:style-name="P5">Functions<text:tab/>2</text:p>
          <text:p text:style-name="P5">Single Quoted Strings<text:tab/>2</text:p>
          <text:p text:style-name="P8">Excel / Calc Note<text:tab/>2</text:p>
          <text:p text:style-name="P5">Escape Codes<text:tab/>2</text:p>
          <text:p text:style-name="P10">Working with the Element Definition<text:tab/>3</text:p>
          <text:p text:style-name="P5">Column References / Defines<text:tab/>3</text:p>
          <text:p text:style-name="P5">Raw Strings<text:tab/>3</text:p>
          <text:p text:style-name="P5">Mixing Column References / Defines and Raw Strings<text:tab/>3</text:p>
          <text:p text:style-name="P10">Building Variable Names<text:tab/>3</text:p>
          <text:p text:style-name="P10">Pre-Defined Variables<text:tab/>3</text:p>
        </text:index-body>
      </text:table-of-content>
      <text:p text:style-name="P1"/>
      <text:h text:style-name="P7" text:outline-level="1">Introduction</text:h>
      <text:p text:style-name="P1">This document covers the JavaScript translator functionality. This is not the default translator for CardMaker but is available for users needing advanced functionality. There are a number of advantages and unfortunately a few disadvantages to using JavaScript translation for your project / references. This documentation is written with the assumption that you are already familiar with many concepts in the CardMaker application.</text:p>
      <text:p text:style-name="P1"/>
      <text:p text:style-name="P1">CardMaker can be switched to the JavaScript translator by right-clicking the Layouts node and selecting the Project Settings... menu item.</text:p>
      <text:h text:style-name="Heading_20_1" text:outline-level="1">Critical</text:h>
      <text:p text:style-name="Text_20_body">If you plan to use JavaScript for your translation language it must be applied to all your references in addition to the project file. You cannot mix translator types.</text:p>
      <text:h text:style-name="Heading_20_1" text:outline-level="1">Reference Files</text:h>
      <text:h text:style-name="Heading_20_2" text:outline-level="2">Plain Strings</text:h>
      <text:p text:style-name="Text_20_body">Plain string values in references work as normal. CardMaker will automatically assume the value in the spreadsheet is a raw string (with two exceptions: functions and single quoted strings detailed below). Plain strings are automatically quoted with single quotes for use by the JavaScript interpreter.</text:p>
      <text:h text:style-name="Heading_20_2" text:outline-level="2">Functions</text:h>
      <text:p text:style-name="P3">Any Reference string that begins with <text:span text:style-name="T5">function(</text:span> is assumed to be a function and is left as-is.</text:p>
      <text:h text:style-name="Heading_20_2" text:outline-level="2">Single Quoted Strings</text:h>
      <text:p text:style-name="Text_20_body">Any Reference string that begins with a quoted string is left as-is. This allows for the string to contain references and/or function calls.</text:p>
      <text:h text:style-name="Heading_20_3" text:outline-level="3">Excel / Calc Note</text:h>
      <text:p text:style-name="Text_20_body">Single quoted strings may be mutated and/or completely trashed by the editor. To help users avoid this problem they can put a ~ (tilde). Example:</text:p>
      <text:p text:style-name="P12">~'give each player ' + cointCount + ' coins</text:p>
      <text:h text:style-name="Heading_20_2" text:outline-level="2">Escape Codes</text:h>
      <text:p text:style-name="Text_20_body">The same escape codes (like <text:span text:style-name="T3">\n</text:span> for newline) are translated for JavaScript based references with one exception: you <text:span text:style-name="T3">MUST</text:span> use two blackslashes: <text:span text:style-name="T3">\\n</text:span> instead of <text:span text:style-name="T3">\n</text:span><text:span text:style-name="T1"> – this is due to JavaScript interpreting the backslash character as an indicator of an escape code. CardMaker </text:span><text:soft-page-break/><text:span text:style-name="T1">needs the backslash to perform the expected translation. Graphics paths are also affected by </text:span><text:span text:style-name="T1">this! Be sure to indicated two backslashes in the image path (or just use forward slashes).</text:span></text:p>
      <text:h text:style-name="Heading_20_1" text:outline-level="1">Working with the Element <text:span text:style-name="T3">Definition</text:span></text:h>
      <text:h text:style-name="P9" text:outline-level="2">Column References / Defines</text:h>
      <text:p text:style-name="P4">For column references just enter in the name of the column in all lower case characters. Example: <text:span text:style-name="T5">moneyEarned</text:span></text:p>
      <text:h text:style-name="P9" text:outline-level="2">Raw Strings</text:h>
      <text:p text:style-name="Text_20_body"><text:span text:style-name="T1">Raw strings must be single quoted to appear. An example: </text:span><text:span text:style-name="T6">'This is a raw string.'</text:span></text:p>
      <text:p text:style-name="P4">The quotes are necessary so JavaScript treats the contents as a string not as variables.</text:p>
      <text:h text:style-name="P9" text:outline-level="2">Mixing Column References / Defines and Raw Strings</text:h>
      <text:p text:style-name="Text_20_body"><text:span text:style-name="T1">The quoted text will be treated as a raw string and any unquoted text will be interpreted as a variable (column reference/define). Example: </text:span><text:span text:style-name="T6">'Earn $' + money</text:span><text:span text:style-name="T2"> where money is a column/define.</text:span></text:p>
      <text:h text:style-name="P6" text:outline-level="1"><text:span text:style-name="T4">Building Variable Names</text:span></text:h>
      <text:p text:style-name="P4"><text:span text:style-name="T4">With JavaScript it is possible to construct a string and then look up the value by the name.</text:span></text:p>
      <text:p text:style-name="P13">idx = 5;</text:p>
      <text:p text:style-name="P13">columnName = 'specialColumn_' + idx;</text:p>
      <text:p text:style-name="P13">finalValue = this[columnName]</text:p>
      <text:h text:style-name="P6" text:outline-level="1"><text:span text:style-name="T4">Pre-Defined Variables</text:span></text:h>
      <text:p text:style-name="P4"><text:span text:style-name="T4">These values are always defined and usable in JavaScript.</text:span></text:p>
      <table:table table:name="PreDefinedVariables" table:style-name="PreDefinedVariables">
        <table:table-column table:style-name="PreDefinedVariables.A"/>
        <table:table-column table:style-name="PreDefinedVariables.B"/>
        <table:table-header-rows>
          <table:table-row>
            <table:table-cell table:style-name="PreDefinedVariables.A1" office:value-type="string">
              <text:p text:style-name="Table_20_Heading">Variable</text:p>
            </table:table-cell>
            <table:table-cell table:style-name="PreDefinedVariables.B1" office:value-type="string">
              <text:p text:style-name="Table_20_Heading">Value</text:p>
            </table:table-cell>
          </table:table-row>
        </table:table-header-rows>
        <table:table-row>
          <table:table-cell table:style-name="PreDefinedVariables.A2" office:value-type="string">
            <text:p text:style-name="Table_20_Contents">deckIndex</text:p>
          </table:table-cell>
          <table:table-cell table:style-name="PreDefinedVariables.B2" office:value-type="string">
            <text:p text:style-name="Table_20_Contents">The index of the card in relation to the deck</text:p>
          </table:table-cell>
        </table:table-row>
        <table:table-row>
          <table:table-cell table:style-name="PreDefinedVariables.A2" office:value-type="string">
            <text:p text:style-name="Table_20_Contents">cardIndex</text:p>
          </table:table-cell>
          <table:table-cell table:style-name="PreDefinedVariables.B2" office:value-type="string">
            <text:p text:style-name="Table_20_Contents">The index of the card itself (if the count is &gt; 0)</text:p>
          </table:table-cell>
        </table:table-row>
      </table:table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Arial1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Ari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margin-top="0in" fo:margin-bottom="0in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style:font-name="Ari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8-22T15:32:25.78</meta:creation-date>
    <meta:editing-duration>P0D</meta:editing-duration>
    <meta:editing-cycles>1</meta:editing-cycles>
    <meta:generator>OpenOffice/4.1.1$Win32 OpenOffice.org_project/411m6$Build-9775</meta:generator>
    <meta:document-statistic meta:table-count="1" meta:image-count="0" meta:object-count="0" meta:page-count="3" meta:paragraph-count="55" meta:word-count="551" meta:character-count="3369"/>
  </office:meta>
</office:document-meta>
</file>